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4mm"/>
    </style:style>
    <style:style style:name="co3" style:family="table-column">
      <style:table-column-properties fo:break-before="auto" style:column-width="24.7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style-name="ce1" office:value-type="date" office:date-value="2018-07-30" calcext:value-type="date">
            <text:p>30/07/1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SUM([.C9:.I9])/7" office:value-type="float" office:value="3.141593" calcext:value-type="float">
            <text:p>3.141593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" calcext:value-type="float">
            <text:p>-1.56378</text:p>
          </table:table-cell>
          <table:table-cell office:value-type="float" office:value="-1.566242" calcext:value-type="float">
            <text:p>-1.566242</text:p>
          </table:table-cell>
          <table:table-cell office:value-type="float" office:value="-1.566017" calcext:value-type="float">
            <text:p>-1.566017</text:p>
          </table:table-cell>
          <table:table-cell office:value-type="float" office:value="-1.563863" calcext:value-type="float">
            <text:p>-1.563863</text:p>
          </table:table-cell>
          <table:table-cell office:value-type="float" office:value="-1.561895" calcext:value-type="float">
            <text:p>-1.561895</text:p>
          </table:table-cell>
          <table:table-cell office:value-type="float" office:value="-1.561501" calcext:value-type="float">
            <text:p>-1.561501</text:p>
          </table:table-cell>
          <table:table-cell office:value-type="float" office:value="-1.561568" calcext:value-type="float">
            <text:p>-1.561568</text:p>
          </table:table-cell>
          <table:table-cell table:formula="of:=SUM([.C10:.I10])/7" office:value-type="float" office:value="-1.56355228571429" calcext:value-type="float">
            <text:p>-1.5635522857</text:p>
          </table:table-cell>
          <table:table-cell office:value-type="float" office:value="-1.563731" calcext:value-type="float">
            <text:p>-1.563731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0.005609" calcext:value-type="float">
            <text:p>0.005609</text:p>
          </table:table-cell>
          <table:table-cell table:formula="of:=SUM([.C11:.I11])/7" office:value-type="float" office:value="0.00533342857142857" calcext:value-type="float">
            <text:p>0.0053334286</text:p>
          </table:table-cell>
          <table:table-cell office:value-type="float" office:value="0.005394" calcext:value-type="float">
            <text:p>0.005394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2:.I12])/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14" calcext:value-type="float">
            <text:p>-1.566514</text:p>
          </table:table-cell>
          <table:table-cell office:value-type="float" office:value="-1.565211" calcext:value-type="float">
            <text:p>-1.565211</text:p>
          </table:table-cell>
          <table:table-cell office:value-type="float" office:value="-1.564191" calcext:value-type="float">
            <text:p>-1.564191</text:p>
          </table:table-cell>
          <table:table-cell office:value-type="float" office:value="-1.565998" calcext:value-type="float">
            <text:p>-1.565998</text:p>
          </table:table-cell>
          <table:table-cell office:value-type="float" office:value="-1.56533" calcext:value-type="float">
            <text:p>-1.56533</text:p>
          </table:table-cell>
          <table:table-cell office:value-type="float" office:value="-1.565052" calcext:value-type="float">
            <text:p>-1.565052</text:p>
          </table:table-cell>
          <table:table-cell office:value-type="float" office:value="-1.565661" calcext:value-type="float">
            <text:p>-1.565661</text:p>
          </table:table-cell>
          <table:table-cell table:formula="of:=SUM([.C14:.I14])/7" office:value-type="float" office:value="-1.56542242857143" calcext:value-type="float">
            <text:p>-1.5654224286</text:p>
          </table:table-cell>
          <table:table-cell office:value-type="float" office:value="-1.565636" calcext:value-type="float">
            <text:p>-1.565636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054" calcext:value-type="float">
            <text:p>1.559054</text:p>
          </table:table-cell>
          <table:table-cell office:value-type="float" office:value="1.560601" calcext:value-type="float">
            <text:p>1.560601</text:p>
          </table:table-cell>
          <table:table-cell office:value-type="float" office:value="1.56074" calcext:value-type="float">
            <text:p>1.56074</text:p>
          </table:table-cell>
          <table:table-cell office:value-type="float" office:value="1.559942" calcext:value-type="float">
            <text:p>1.559942</text:p>
          </table:table-cell>
          <table:table-cell office:value-type="float" office:value="1.560878" calcext:value-type="float">
            <text:p>1.560878</text:p>
          </table:table-cell>
          <table:table-cell office:value-type="float" office:value="1.561102" calcext:value-type="float">
            <text:p>1.561102</text:p>
          </table:table-cell>
          <table:table-cell office:value-type="float" office:value="1.564376" calcext:value-type="float">
            <text:p>1.564376</text:p>
          </table:table-cell>
          <table:table-cell table:formula="of:=SUM([.C15:.I15])/7" office:value-type="float" office:value="1.56095614285714" calcext:value-type="float">
            <text:p>1.5609561429</text:p>
          </table:table-cell>
          <table:table-cell office:value-type="float" office:value="1.560589" calcext:value-type="float">
            <text:p>1.560589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002879" calcext:value-type="float">
            <text:p>0.002879</text:p>
          </table:table-cell>
          <table:table-cell table:formula="of:=SUM([.C16:.I16])/7" office:value-type="float" office:value="0.001402" calcext:value-type="float">
            <text:p>0.001402</text:p>
          </table:table-cell>
          <table:table-cell office:value-type="float" office:value="0.000848" calcext:value-type="float">
            <text:p>0.000848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-0.003607" calcext:value-type="float">
            <text:p>-0.00360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3246" calcext:value-type="float">
            <text:p>-0.003246</text:p>
          </table:table-cell>
          <table:table-cell office:value-type="float" office:value="-0.002813" calcext:value-type="float">
            <text:p>-0.002813</text:p>
          </table:table-cell>
          <table:table-cell office:value-type="float" office:value="-0.002807" calcext:value-type="float">
            <text:p>-0.002807</text:p>
          </table:table-cell>
          <table:table-cell office:value-type="float" office:value="-0.002637" calcext:value-type="float">
            <text:p>-0.002637</text:p>
          </table:table-cell>
          <table:table-cell table:formula="of:=SUM([.C17:.I17])/7" office:value-type="float" office:value="-0.00309771428571429" calcext:value-type="float">
            <text:p>-0.0030977143</text:p>
          </table:table-cell>
          <table:table-cell office:value-type="float" office:value="-0.002987" calcext:value-type="float">
            <text:p>-0.0029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44" calcext:value-type="float">
            <text:p>-0.009244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169" calcext:value-type="float">
            <text:p>-0.009169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08829" calcext:value-type="float">
            <text:p>-0.008829</text:p>
          </table:table-cell>
          <table:table-cell office:value-type="float" office:value="-0.008579" calcext:value-type="float">
            <text:p>-0.008579</text:p>
          </table:table-cell>
          <table:table-cell office:value-type="float" office:value="-0.008501" calcext:value-type="float">
            <text:p>-0.008501</text:p>
          </table:table-cell>
          <table:table-cell table:formula="of:=SUM([.C19:.I19])/7" office:value-type="float" office:value="-0.008967" calcext:value-type="float">
            <text:p>-0.008967</text:p>
          </table:table-cell>
          <table:table-cell office:value-type="float" office:value="-0.008934" calcext:value-type="float">
            <text:p>-0.008934</text:p>
          </table:table-cell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9067" calcext:value-type="float">
            <text:p>0.989067</text:p>
          </table:table-cell>
          <table:table-cell office:value-type="float" office:value="0.989009" calcext:value-type="float">
            <text:p>0.989009</text:p>
          </table:table-cell>
          <table:table-cell office:value-type="float" office:value="0.989041" calcext:value-type="float">
            <text:p>0.989041</text:p>
          </table:table-cell>
          <table:table-cell office:value-type="float" office:value="0.98829" calcext:value-type="float">
            <text:p>0.98829</text:p>
          </table:table-cell>
          <table:table-cell table:formula="of:=SUM([.C20:.I20])/7" office:value-type="float" office:value="0.988892428571429" calcext:value-type="float">
            <text:p>0.9888924286</text:p>
          </table:table-cell>
          <table:table-cell office:value-type="float" office:value="0.988791" calcext:value-type="float">
            <text:p>0.988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20:58:05.68394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6:44:51.372095265</meta:creation-date>
    <dc:date>2018-08-05T21:06:14.394090933</dc:date>
    <meta:editing-duration>PT31M49S</meta:editing-duration>
    <meta:editing-cycles>7</meta:editing-cycles>
    <meta:generator>LibreOffice/5.1.6.2$Linux_X86_64 LibreOffice_project/10m0$Build-2</meta:generator>
    <meta:document-statistic meta:table-count="1" meta:cell-count="112" meta:object-count="0"/>
  </office:meta>
</office:document-meta>
</file>